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51cm" svg:height="12.802cm" svg:x="11.096cm" svg:y="0cm">
            <draw:object draw:notify-on-update-of-ranges="Sheet1.A2:Sheet1.A21 Sheet1.C1:Sheet1.C1 Sheet1.C2:Sheet1.C21 Sheet1.A2:Sheet1.A21 Sheet1.D1:Sheet1.D1 Sheet1.D2:Sheet1.D21 Sheet1.A3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clean</text:p>
          </table:table-cell>
          <table:table-cell table:style-name="Default" office:value-type="string" calcext:value-type="string">
            <text:p>10min</text:p>
          </table:table-cell>
          <table:table-cell table:style-name="Default" office:value-type="string" calcext:value-type="string">
            <text:p>20 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,34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08" calcext:value-type="float">
            <text:p>63,08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42" calcext:value-type="float">
            <text:p>64,42</text:p>
          </table:table-cell>
          <table:table-cell office:value-type="float" office:value="257" calcext:value-type="float">
            <text:p>25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64" calcext:value-type="float">
            <text:p>64,64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43" calcext:value-type="float">
            <text:p>143</text:p>
          </table:table-cell>
          <table:table-cell table:style-name="ce1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32" calcext:value-type="float">
            <text:p>65,32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4.6" calcext:value-type="float">
            <text:p>64,6</text:p>
          </table:table-cell>
          <table:table-cell table:style-name="Default"/>
          <table:table-cell office:value-type="float" office:value="121" calcext:value-type="float">
            <text:p>121</text:p>
          </table:table-cell>
          <table:table-cell table:style-name="ce1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26" calcext:value-type="float">
            <text:p>65,26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59" calcext:value-type="float">
            <text:p>63,259</text:p>
          </table:table-cell>
          <table:table-cell office:value-type="float" office:value="120.3" calcext:value-type="float">
            <text:p>120,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,52</text:p>
          </table:table-cell>
          <table:table-cell office:value-type="float" office:value="117.5" calcext:value-type="float">
            <text:p>117,5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75" calcext:value-type="float">
            <text:p>66,75</text:p>
          </table:table-cell>
          <table:table-cell office:value-type="float" office:value="184.5" calcext:value-type="float">
            <text:p>184,5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79" calcext:value-type="float">
            <text:p>65,79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8.3854" calcext:value-type="float">
            <text:p>68,3854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7.08" calcext:value-type="float">
            <text:p>67,08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6.15" calcext:value-type="float">
            <text:p>66,15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52" calcext:value-type="float">
            <text:p>1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9:25:45.77072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3T09:26:40.037547242</dc:date>
    <dc:creator>Nicolas Paillet</dc:creator>
    <meta:editing-duration>PT1H6M6S</meta:editing-duration>
    <meta:editing-cycles>12</meta:editing-cycles>
    <meta:generator>LibreOffice/4.3.7.2$Linux_X86_64 LibreOffice_project/43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2cm" svg:height="12.803cm" xlink:href=".." xlink:type="simple" chart:class="chart:scatter" chart:column-mapping="2 3 1" chart:style-name="ch1">
        <chart:title svg:x="7.729cm" svg:y="0.392cm" chart:style-name="ch2">
          <text:p>Resistance / plasma time</text:p>
        </chart:title>
        <chart:legend chart:legend-position="end" svg:x="18.839cm" svg:y="5.604cm" style:legend-expansion="high" chart:style-name="ch3"/>
        <chart:plot-area chart:style-name="ch4" table:cell-range-address="Sheet1.A2:Sheet1.B21 Sheet1.C1:Sheet1.D21 Sheet1.B1:Sheet1.B1" chart:data-source-has-labels="row" svg:x="1.424cm" svg:y="1.427cm" svg:width="17.002cm" svg:height="10.139cm">
          <chartooo:coordinate-region svg:x="2.232cm" svg:y="1.626cm" svg:width="15.955cm" svg:height="9.293cm"/>
          <chart:axis chart:dimension="x" chart:name="primary-x" chart:style-name="ch5">
            <chart:title svg:x="8.889cm" svg:y="11.822cm" chart:style-name="ch6">
              <text:p>Surface (µm²)</text:p>
            </chart:title>
          </chart:axis>
          <chart:axis chart:dimension="y" chart:name="primary-y" chart:style-name="ch5">
            <chart:title svg:x="0.451cm" svg:y="7.36cm" chart:style-name="ch7">
              <text:p>Resistance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A2:Sheet1.A21"/>
            <chart:data-point chart:repeated="20"/>
          </chart:series>
          <chart:series chart:style-name="ch10" chart:values-cell-range-address="Sheet1.D2:Sheet1.D21" chart:label-cell-address="Sheet1.D1:Sheet1.D1" chart:class="chart:scatter">
            <chart:data-point chart:repeated="20"/>
          </chart:series>
          <chart:series chart:style-name="ch11" chart:values-cell-range-address="Sheet1.B2:Sheet1.B21" chart:label-cell-address="Sheet1.B1:Sheet1.B1" chart:class="chart:scatter">
            <chart:domain table:cell-range-address="Sheet1.A3:Sheet1.A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min</text:p>
                <draw:g>
                  <svg:desc>Sheet1.C1:Sheet1.C1</svg:desc>
                </draw:g>
              </table:table-cell>
              <table:table-cell office:value-type="string">
                <text:p>20 min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1">
                <text:p>111</text:p>
                <draw:g>
                  <svg:desc>Sheet1.C2:Sheet1.C21</svg:desc>
                </draw:g>
              </table:table-cell>
              <table:table-cell office:value-type="float" office:value="118">
                <text:p>118</text:p>
                <draw:g>
                  <svg:desc>Sheet1.D2:Sheet1.D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08">
                <text:p>108</text:p>
              </table:table-cell>
              <table:table-cell office:value-type="float" office:value="136">
                <text:p>136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0.3">
                <text:p>120.3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7.5">
                <text:p>117.5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4.5">
                <text:p>184.5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22">
                <text:p>122</text:p>
              </table:table-cell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144">
                <text:p>144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146">
                <text:p>146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9">
                <text:p>129</text:p>
              </table:table-cell>
              <table:table-cell office:value-type="float" office:value="153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89">
                <text:p>89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